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Heading_20_1">
      <style:paragraph-properties fo:margin-top="0cm" fo:margin-bottom="0.494cm" style:contextual-spacing="false" fo:line-height="100%"/>
      <style:text-properties fo:language="es" fo:country="VE" style:text-underline-style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fo:font-weight="bold"/>
    </style:style>
    <style:style style:name="P7" style:family="paragraph" style:parent-style-name="Text_20_body">
      <style:text-properties fo:font-weight="bold"/>
    </style:style>
    <style:style style:name="P8" style:family="paragraph" style:parent-style-name="Text_20_body" style:list-style-name="L10">
      <style:text-properties fo:font-weight="bold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T1" style:family="text">
      <style:text-properties style:font-name="Times New Roman" fo:font-size="24pt" fo:language="es" fo:country="VE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1"><text:span text:style-name="T2">INSTRUCTIVO DEL PROYECTO SIGEINV GDC (Versión 2.5)</text:span></text:h>
      <text:p text:style-name="P1">Sistema de Gestión de Inventario Tecnológico</text:p>
      <text:h text:style-name="Heading_20_2" text:outline-level="2">1. Stack Tecnológico Principal</text:h>
      <text:list text:style-name="L8">
        <text:list-item>
          <text:p text:style-name="P13"><text:span text:style-name="T3">Backend:</text:span> PHP 8.3+ y Laravel 10+</text:p>
        </text:list-item>
        <text:list-item>
          <text:p text:style-name="P13"><text:span text:style-name="T3">Frontend:</text:span> Livewire 3, Bootstrap 5 y Bootstrap Icons.</text:p>
        </text:list-item>
        <text:list-item>
          <text:p text:style-name="P13"><text:span text:style-name="T3">Base de Datos:</text:span> MariaDB (Enfoque estrictamente relacional).</text:p>
        </text:list-item>
        <text:list-item>
          <text:p text:style-name="P13"><text:span text:style-name="T3">Seguridad y Permisos:</text:span> <text:span text:style-name="Source_20_Text">spatie/laravel-permission</text:span> (Asignación por Roles y Permisos).</text:p>
        </text:list-item>
      </text:list>
      <text:p text:style-name="Horizontal_20_Line"/>
      <text:h text:style-name="Heading_20_2" text:outline-level="2">2. Reglas de Base de Datos y Modelos</text:h>
      <text:list text:style-name="L9">
        <text:list-item>
          <text:p text:style-name="P14"><text:span text:style-name="T3">SoftDeletes (Obligatorio):</text:span> Todos los catálogos y módulos de inventario utilizan SoftDeletes tanto en la migración (<text:span text:style-name="Source_20_Text">$table-&gt;softDeletes()</text:span>) como en el modelo (<text:span text:style-name="Source_20_Text">use SoftDeletes;</text:span>). NUNCA se borran registros permanentemente por motivos de auditoría.</text:p>
        </text:list-item>
        <text:list-item>
          <text:p text:style-name="P14"><text:span text:style-name="T3">Casteo de Booleanos ("Regla de Oro"):</text:span> Todos los campos de estado (ej. <text:span text:style-name="Source_20_Text">activo</text:span>) deben ser casteados en el modelo: <text:span text:style-name="Source_20_Text">protected $casts = ['activo' =&gt; 'boolean'];</text:span>.</text:p>
        </text:list-item>
        <text:list-item>
          <text:p text:style-name="P14"><text:span text:style-name="T3">Integridad Referencial Estricta:</text:span> Las llaves foráneas a catálogos maestros deben usar <text:span text:style-name="Source_20_Text">onDelete('restrict')</text:span>. Las llaves foráneas en tablas pivote pueden usar <text:span text:style-name="Source_20_Text">cascadeOnDelete()</text:span>.</text:p>
        </text:list-item>
        <text:list-item>
          <text:p text:style-name="P14"><text:span text:style-name="T3">Relaciones Many-to-Many:</text:span> Las conexiones múltiples (como los puertos en computadores o GPUs) jamás se guardan como texto plano o JSON. Se deben crear y utilizar tablas pivote (ej. <text:span text:style-name="Source_20_Text">gpu_puerto</text:span>, <text:span text:style-name="Source_20_Text">computador_puerto</text:span>).</text:p>
        </text:list-item>
      </text:list>
      <text:p text:style-name="Horizontal_20_Line"/>
      <text:h text:style-name="Heading_20_2" text:outline-level="2">3. Convenciones de UI, Vistas (Blade) y Notificaciones</text:h>
      <text:list text:style-name="L10">
        <text:list-item>
          <text:p text:style-name="P15"><text:span text:style-name="T3">Estructura del Sidebar (</text:span><text:span text:style-name="Source_20_Text"><text:span text:style-name="T3">app.blade.php</text:span></text:span><text:span text:style-name="T3">):</text:span> * Debe usar <text:span text:style-name="Source_20_Text">flex-nowrap</text:span> y <text:span text:style-name="Source_20_Text">overflow-y-auto</text:span> para evitar deformaciones en el scroll interno.</text:p>
          <text:list>
            <text:list-item>
              <text:p text:style-name="P15"><text:soft-page-break/>Acordeones Inteligentes: Deben mantenerse abiertos si la ruta coincide (<text:span text:style-name="Source_20_Text">request()-&gt;routeIs('inventario.*') ? 'show' : ''</text:span>).</text:p>
            </text:list-item>
            <text:list-item>
              <text:p text:style-name="P15">Enlaces protegidos: Deben estar envueltos en <text:span text:style-name="Source_20_Text">@can('ver-modulo')</text:span> y mantener la estética <text:span text:style-name="Source_20_Text">text-white</text:span> o <text:span text:style-name="Source_20_Text">text-white-50</text:span> según su estado activo.</text:p>
            </text:list-item>
          </text:list>
        </text:list-item>
        <text:list-item>
          <text:p text:style-name="P15"><text:span text:style-name="T3">Sistema Unificado de Toasts:</text:span> Existe un único contenedor dinámico de Toasts de Bootstrap en <text:span text:style-name="Source_20_Text">app.blade.php</text:span>. Los componentes Livewire deben emitir avisos usando <text:span text:style-name="Source_20_Text">$this-&gt;dispatch('toast', mensaje: '...', tipo: 'success' | 'error' | 'info');</text:span>.</text:p>
        </text:list-item>
        <text:list-item>
          <text:p text:style-name="P15"><text:span text:style-name="T3">Cierre de Modales a Prueba de Fallos:</text:span> El evento <text:span text:style-name="Source_20_Text">$this-&gt;dispatch('cerrar-modal')</text:span> cierra inteligentemente cualquier modal abierto de Bootstrap mediante un listener global, enviando o no el ID del modal.</text:p>
        </text:list-item>
        <text:list-item>
          <text:p text:style-name="P8">Estructura Estándar de Vistas Livewire:</text:p>
          <text:list>
            <text:list-item>
              <text:p text:style-name="P15"><text:span text:style-name="T3">Cabecera:</text:span> Fila con Título (Izq), Buscador con <text:span text:style-name="Source_20_Text">wire:model.live.debounce.300ms</text:span> (Centro) y Botón "Nuevo" (Der).</text:p>
            </text:list-item>
            <text:list-item>
              <text:p text:style-name="P15"><text:span text:style-name="T3">Tabla:</text:span> Campos ordenables haciendo clic en la cabecera (<text:span text:style-name="Source_20_Text">wire:click="sortBy('campo')"</text:span>).</text:p>
            </text:list-item>
            <text:list-item>
              <text:p text:style-name="P15"><text:span text:style-name="T3">Botones de Acción:</text:span> Estandarizados (<text:span text:style-name="Source_20_Text">btn-success</text:span>/<text:span text:style-name="Source_20_Text">btn-secondary</text:span> para toggle, <text:span text:style-name="Source_20_Text">btn-info</text:span> para ver detalles, <text:span text:style-name="Source_20_Text">btn-primary</text:span> para editar, <text:span text:style-name="Source_20_Text">btn-danger</text:span> para eliminar). Protegidos con directivas <text:span text:style-name="Source_20_Text">@can</text:span>.</text:p>
            </text:list-item>
            <text:list-item>
              <text:p text:style-name="P15"><text:span text:style-name="T3">Modales:</text:span> Uso de directiva <text:span text:style-name="Source_20_Text">wire:ignore.self</text:span>. Debe haber un modal de Formulario y un modal de Detalle (Read-Only).</text:p>
            </text:list-item>
          </text:list>
        </text:list-item>
      </text:list>
      <text:p text:style-name="Horizontal_20_Line"/>
      <text:h text:style-name="Heading_20_2" text:outline-level="2">4. Convenciones de Lógica y Controladores (Livewire)</text:h>
      <text:list text:style-name="L11">
        <text:list-item>
          <text:p text:style-name="P16"><text:span text:style-name="T3">Eliminación Segura (Software-level Restrict):</text:span> Debido al uso de SoftDeletes, la base de datos no bloquea eliminaciones de registros con hijos. <text:span text:style-name="T3">ES OBLIGATORIO</text:span> que el método <text:span text:style-name="Source_20_Text">eliminar($id)</text:span> del controlador verifique la existencia de relaciones antes de borrar (ej. <text:span text:style-name="Source_20_Text">if ($marca-&gt;procesadores()-&gt;exists()) { ... abortar y emitir toast de error ... }</text:span>).</text:p>
        </text:list-item>
        <text:list-item>
          <text:p text:style-name="P16"><text:soft-page-break/><text:span text:style-name="T3">Forzado de Mayúsculas (</text:span><text:span text:style-name="Source_20_Text"><text:span text:style-name="T3">strtoupper</text:span></text:span><text:span text:style-name="T3">):</text:span> SOLO aplica para "Texto Técnico" (ej. Tipo de Memoria: GDDR6). <text:span text:style-name="T3">NO</text:span> aplica para nombres, apellidos, marcas, ni departamentos. Estos se guardan tal cual los ingresa el usuario.</text:p>
        </text:list-item>
        <text:list-item>
          <text:p text:style-name="P16"><text:span text:style-name="T3">Sufijos Automáticos:</text:span> La memoria RAM y almacenamiento se manejan como enteros, pero se muestran o guardan con el sufijo "GB". La frecuencia con "MHz". Al editar, se debe limpiar el sufijo (<text:span text:style-name="Source_20_Text">str_replace</text:span>) para los inputs <text:span text:style-name="Source_20_Text">number</text:span>.</text:p>
        </text:list-item>
        <text:list-item>
          <text:p text:style-name="P16"><text:span text:style-name="T3">Buscador Resiliente:</text:span> El filtro de búsqueda en <text:span text:style-name="Source_20_Text">render()</text:span> debe estar envuelto en un grupo <text:span text:style-name="Source_20_Text">where(function($query) { ... })</text:span> para no romper la paginación de Livewire (<text:span text:style-name="Source_20_Text">paginate(10)</text:span>). Debe buscar en relaciones usando <text:span text:style-name="Source_20_Text">orWhereHas</text:span>.</text:p>
        </text:list-item>
        <text:list-item>
          <text:p text:style-name="P16"><text:span text:style-name="T3">Modales Rápidos ("Al Vuelo"):</text:span> Los formularios de creación deben permitir crear dependencias directamente intercambiando un <text:span text:style-name="Source_20_Text">&lt;select&gt;</text:span> por un <text:span text:style-name="Source_20_Text">&lt;input&gt;</text:span> (ej. crear un Departamento al registrar Trabajador, o una Marca al registrar Procesador/GPU).</text:p>
        </text:list-item>
      </text:list>
      <text:p text:style-name="Horizontal_20_Line"/>
      <text:h text:style-name="Heading_20_2" text:outline-level="2">5. Módulos Desarrollados y Estado Actual</text:h>
      <text:p text:style-name="P1">Catálogos Base (Completados y Refactorizados con Eliminación Segura):</text:p>
      <text:list text:style-name="L12">
        <text:list-item>
          <text:p text:style-name="P17">Marcas, Tipos de Dispositivos, Sistemas Operativos, Puertos, Departamentos, Procesadores, GPUs.</text:p>
        </text:list-item>
      </text:list>
      <text:p text:style-name="P1">Inventario (En Desarrollo):</text:p>
      <text:list text:style-name="L13">
        <text:list-item>
          <text:p text:style-name="P18">✅ <text:span text:style-name="T3">Trabajadores:</text:span> CRUD completado. Cuenta con "Creación Rápida de Departamento". Incluye <text:span text:style-name="T3">Observer (</text:span><text:span text:style-name="Source_20_Text"><text:span text:style-name="T3">TrabajadorObserver</text:span></text:span><text:span text:style-name="T3">)</text:span> que automatiza la cuenta de usuario, asigna el rol base "Trabajador", y sincroniza nombre/estado activo con la tabla <text:span text:style-name="Source_20_Text">users</text:span>.</text:p>
        </text:list-item>
        <text:list-item>
          <text:p text:style-name="P18">⏳ <text:span text:style-name="T3">Computadores (Próximo a desarrollar):</text:span> Requiere manejo complejo de relaciones (muchas llaves foráneas), tabla pivote para puertos y múltiples modales de creación rápida "al vuelo".</text:p>
        </text:list-item>
      </text:list>
      <text:p text:style-name="Horizontal_20_Line"/>
      <text:h text:style-name="Heading_20_2" text:outline-level="2">6. Instrucciones Específicas para la IA Asistente</text:h>
      <text:p text:style-name="Text_20_body">Si eres una IA leyendo esto en una nueva sesión, obedece estrictamente lo siguiente:</text:p>
      <text:list text:style-name="L14">
        <text:list-item>
          <text:p text:style-name="P19"><text:soft-page-break/>Siempre incluye la etiqueta de apertura <text:span text:style-name="Source_20_Text">&lt;?php</text:span> en los bloques de código PHP.</text:p>
        </text:list-item>
        <text:list-item>
          <text:p text:style-name="P19">NUNCA asumas el diseño visual. Basa tus respuestas de vistas Blade en el estándar estricto mencionado en la sección 3 (Buscador central <text:span text:style-name="Source_20_Text">debounce</text:span>, botones de acción con <text:span text:style-name="Source_20_Text">@can</text:span> e iconos de Bootstrap).</text:p>
        </text:list-item>
        <text:list-item>
          <text:p text:style-name="P19">Antes de crear un módulo, DEBES incluir su respectiva inyección de permisos en el <text:span text:style-name="Source_20_Text">RolesAndPermissionsSeeder</text:span> de Spatie y proporcionar el bloque HTML de cómo se debe ver en el layout principal (<text:span text:style-name="Source_20_Text">app.blade.php</text:span>).</text:p>
        </text:list-item>
        <text:list-item>
          <text:p text:style-name="P19">Si se menciona código existente, asume que ya tiene los <text:span text:style-name="Source_20_Text">SoftDeletes</text:span>, la "Eliminación Segura" y el casteo de booleanos implementado.</text:p>
        </text:list-item>
      </text:list>
      <text:h text:style-name="P2" text:outline-level="1" loext:marker-style-name="T1"><text:bookmark text:name="_GoBack"/><text:span text:style-name="T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g-tns-c3571987159-190" style:family="text" style:parent-style-name="Default_20_Paragraph_20_Font"/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egir</meta:initial-creator>
    <meta:editing-cycles>7</meta:editing-cycles>
    <meta:creation-date>2026-03-26T22:39:00</meta:creation-date>
    <dc:date>2026-03-31T18:59:59.122553015</dc:date>
    <meta:editing-duration>PT3H25M33S</meta:editing-duration>
    <meta:generator>LibreOffice/24.2.7.2$Linux_X86_64 LibreOffice_project/420$Build-2</meta:generator>
    <meta:document-statistic meta:table-count="0" meta:image-count="0" meta:object-count="0" meta:page-count="4" meta:paragraph-count="41" meta:word-count="762" meta:character-count="5298" meta:non-whitespace-character-count="4607"/>
    <meta:user-defined meta:name="AppVersion">16.0000</meta:user-defined>
    <meta:template xlink:type="simple" xlink:actuate="onRequest" xlink:title="Normal" xlink:href=""/>
  </office:meta>
</office:document-meta>
</file>